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10-02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008" calcext:value-type="float">
            <text:p>38.1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8768" calcext:value-type="float">
            <text:p>38.1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7912" calcext:value-type="float">
            <text:p>38.1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1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5944" calcext:value-type="float">
            <text:p>39.1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96" calcext:value-type="float">
            <text:p>39.3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6632" calcext:value-type="float">
            <text:p>39.3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3584" calcext:value-type="float">
            <text:p>39.3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8824" calcext:value-type="float">
            <text:p>39.3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016" calcext:value-type="float">
            <text:p>39.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4544" calcext:value-type="float">
            <text:p>39.4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3688" calcext:value-type="float">
            <text:p>39.4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0536" calcext:value-type="float">
            <text:p>39.3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4816" calcext:value-type="float">
            <text:p>39.2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104" calcext:value-type="float">
            <text:p>38.1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2296" calcext:value-type="float">
            <text:p>38.1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144" calcext:value-type="float">
            <text:p>38.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4864" calcext:value-type="float">
            <text:p>38.1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864" calcext:value-type="float">
            <text:p>38.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6448" calcext:value-type="float">
            <text:p>38.6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4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36904" calcext:value-type="float">
            <text:p>39.2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0432" calcext:value-type="float">
            <text:p>39.2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7888" calcext:value-type="float">
            <text:p>38.7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6824" calcext:value-type="float">
            <text:p>38.5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148" calcext:value-type="float">
            <text:p>38.5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3944" calcext:value-type="float">
            <text:p>38.4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704" calcext:value-type="float">
            <text:p>38.3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8056" calcext:value-type="float">
            <text:p>38.5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1792" calcext:value-type="float">
            <text:p>38.7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68" calcext:value-type="float">
            <text:p>39.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9472" calcext:value-type="float">
            <text:p>39.2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9576" calcext:value-type="float">
            <text:p>39.2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1768" calcext:value-type="float">
            <text:p>39.2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0912" calcext:value-type="float">
            <text:p>39.3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8344" calcext:value-type="float">
            <text:p>39.3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7112" calcext:value-type="float">
            <text:p>39.3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1872" calcext:value-type="float">
            <text:p>39.3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016" calcext:value-type="float">
            <text:p>39.3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0264" calcext:value-type="float">
            <text:p>39.4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3312" calcext:value-type="float">
            <text:p>39.4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168" calcext:value-type="float">
            <text:p>39.4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0368" calcext:value-type="float">
            <text:p>39.5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256" calcext:value-type="float">
            <text:p>39.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164" calcext:value-type="float">
            <text:p>39.7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2016" calcext:value-type="float">
            <text:p>39.7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6672" calcext:value-type="float">
            <text:p>39.6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9928" calcext:value-type="float">
            <text:p>39.8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216" calcext:value-type="float">
            <text:p>40.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90344" calcext:value-type="float">
            <text:p>40.0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7192" calcext:value-type="float">
            <text:p>40.0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0888" calcext:value-type="float">
            <text:p>39.8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972" calcext:value-type="float">
            <text:p>39.6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224" calcext:value-type="float">
            <text:p>39.5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04" calcext:value-type="float">
            <text:p>39.5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6944" calcext:value-type="float">
            <text:p>39.5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9512" calcext:value-type="float">
            <text:p>39.5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0848" calcext:value-type="float">
            <text:p>39.5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5608" calcext:value-type="float">
            <text:p>39.5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9888" calcext:value-type="float">
            <text:p>39.4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99032" calcext:value-type="float">
            <text:p>39.4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8072" calcext:value-type="float">
            <text:p>39.4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1496" calcext:value-type="float">
            <text:p>39.4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6256" calcext:value-type="float">
            <text:p>39.3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9304" calcext:value-type="float">
            <text:p>39.3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588" calcext:value-type="float">
            <text:p>39.4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31976" calcext:value-type="float">
            <text:p>39.4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07592" calcext:value-type="float">
            <text:p>39.4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28928" calcext:value-type="float">
            <text:p>39.4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2456" calcext:value-type="float">
            <text:p>39.4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81328" calcext:value-type="float">
            <text:p>39.5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76" calcext:value-type="float">
            <text:p>39.6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7048" calcext:value-type="float">
            <text:p>39.6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1432" calcext:value-type="float">
            <text:p>39.6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7528" calcext:value-type="float">
            <text:p>39.6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5448" calcext:value-type="float">
            <text:p>39.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3624" calcext:value-type="float">
            <text:p>39.6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7152" calcext:value-type="float">
            <text:p>39.6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2392" calcext:value-type="float">
            <text:p>39.7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104" calcext:value-type="float">
            <text:p>39.6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496" calcext:value-type="float">
            <text:p>39.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4584" calcext:value-type="float">
            <text:p>39.7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068" calcext:value-type="float">
            <text:p>39.7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02" calcext:value-type="float">
            <text:p>39.7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60576" calcext:value-type="float">
            <text:p>39.6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8656" calcext:value-type="float">
            <text:p>39.5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7696" calcext:value-type="float">
            <text:p>39.4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54" calcext:value-type="float">
            <text:p>39.3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5776" calcext:value-type="float">
            <text:p>39.3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528" calcext:value-type="float">
            <text:p>39.2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21664" calcext:value-type="float">
            <text:p>39.2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15568" calcext:value-type="float">
            <text:p>39.2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204" calcext:value-type="float">
            <text:p>39.1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0704" calcext:value-type="float">
            <text:p>39.1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2416" calcext:value-type="float">
            <text:p>39.1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8512" calcext:value-type="float">
            <text:p>39.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632" calcext:value-type="float">
            <text:p>39.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3064" calcext:value-type="float">
            <text:p>38.9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7824" calcext:value-type="float">
            <text:p>38.9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6112" calcext:value-type="float">
            <text:p>38.9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8408" calcext:value-type="float">
            <text:p>39.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7176" calcext:value-type="float">
            <text:p>39.1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1184" calcext:value-type="float">
            <text:p>39.1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8136" calcext:value-type="float">
            <text:p>39.1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0328" calcext:value-type="float">
            <text:p>39.2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6424" calcext:value-type="float">
            <text:p>39.2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3376" calcext:value-type="float">
            <text:p>39.2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9848" calcext:value-type="float">
            <text:p>39.1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45464" calcext:value-type="float">
            <text:p>39.1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1312" calcext:value-type="float">
            <text:p>38.6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7576" calcext:value-type="float">
            <text:p>38.5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052" calcext:value-type="float">
            <text:p>38.4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0584" calcext:value-type="float">
            <text:p>38.2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6992" calcext:value-type="float">
            <text:p>38.4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7472" calcext:value-type="float">
            <text:p>38.4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3192" calcext:value-type="float">
            <text:p>38.4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4424" calcext:value-type="float">
            <text:p>38.4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2232" calcext:value-type="float">
            <text:p>38.4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0832" calcext:value-type="float">
            <text:p>38.6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912" calcext:value-type="float">
            <text:p>38.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6552" calcext:value-type="float">
            <text:p>38.7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916" calcext:value-type="float">
            <text:p>38.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8784" calcext:value-type="float">
            <text:p>39.0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1456" calcext:value-type="float">
            <text:p>39.0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0976" calcext:value-type="float">
            <text:p>39.0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488" calcext:value-type="float">
            <text:p>39.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90016" calcext:value-type="float">
            <text:p>38.9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1248" calcext:value-type="float">
            <text:p>38.9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4632" calcext:value-type="float">
            <text:p>38.5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488" calcext:value-type="float">
            <text:p>38.5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3504" calcext:value-type="float">
            <text:p>38.7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296" calcext:value-type="float">
            <text:p>38.5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9976" calcext:value-type="float">
            <text:p>38.6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7784" calcext:value-type="float">
            <text:p>38.6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1208" calcext:value-type="float">
            <text:p>38.6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9768" calcext:value-type="float">
            <text:p>38.5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3672" calcext:value-type="float">
            <text:p>38.5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7536" calcext:value-type="float">
            <text:p>38.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9688" calcext:value-type="float">
            <text:p>37.8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14" calcext:value-type="float">
            <text:p>37.8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6016" calcext:value-type="float">
            <text:p>37.4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9221538462" calcext:value-type="float">
            <text:p>38.121922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07050322581" calcext:value-type="float">
            <text:p>38.4807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16990967742" calcext:value-type="float">
            <text:p>38.9616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442722580645" calcext:value-type="float">
            <text:p>39.344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9784" calcext:value-type="float">
            <text:p>39.4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13136" calcext:value-type="float">
            <text:p>39.1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85" calcext:value-type="float">
            <text:p>38.80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98258064516" calcext:value-type="float">
            <text:p>38.549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7169230769" calcext:value-type="float">
            <text:p>38.560716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05550769231" calcext:value-type="float">
            <text:p>37.910555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5429677419" calcext:value-type="float">
            <text:p>38.17954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7168" calcext:value-type="float">
            <text:p>38.22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18967741935" calcext:value-type="float">
            <text:p>38.281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10064516129" calcext:value-type="float">
            <text:p>38.041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65819354839" calcext:value-type="float">
            <text:p>38.036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83512258064" calcext:value-type="float">
            <text:p>38.378351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88023225806" calcext:value-type="float">
            <text:p>38.39880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21509677419" calcext:value-type="float">
            <text:p>38.472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7472" calcext:value-type="float">
            <text:p>38.26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5955" calcext:value-type="float">
            <text:p>38.2925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3224827586" calcext:value-type="float">
            <text:p>38.407322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35618064516" calcext:value-type="float">
            <text:p>38.72356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1383225806" calcext:value-type="float">
            <text:p>38.42013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2020645161" calcext:value-type="float">
            <text:p>38.3402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14745806452" calcext:value-type="float">
            <text:p>38.2714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02023225806" calcext:value-type="float">
            <text:p>38.170202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1070967742" calcext:value-type="float">
            <text:p>38.0351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816275" calcext:value-type="float">
            <text:p>37.8781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19288" calcext:value-type="float">
            <text:p>37.63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19731612903" calcext:value-type="float">
            <text:p>37.49197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626752" calcext:value-type="float">
            <text:p>37.436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30328571429" calcext:value-type="float">
            <text:p>37.87303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27128" calcext:value-type="float">
            <text:p>38.06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02198709678" calcext:value-type="float">
            <text:p>38.040219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33489032258" calcext:value-type="float">
            <text:p>38.0033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68541935484" calcext:value-type="float">
            <text:p>37.756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95264516129" calcext:value-type="float">
            <text:p>37.629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41592258064" calcext:value-type="float">
            <text:p>37.60415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41568" calcext:value-type="float">
            <text:p>37.42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629" calcext:value-type="float">
            <text:p>37.417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0951724138" calcext:value-type="float">
            <text:p>37.5870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824425" calcext:value-type="float">
            <text:p>37.7682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83865806452" calcext:value-type="float">
            <text:p>37.94838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35161290322" calcext:value-type="float">
            <text:p>38.333516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68067096774" calcext:value-type="float">
            <text:p>38.55680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5536" calcext:value-type="float">
            <text:p>38.7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3565" calcext:value-type="float">
            <text:p>38.6663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0934193548" calcext:value-type="float">
            <text:p>38.2820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86118709678" calcext:value-type="float">
            <text:p>38.128611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68077419355" calcext:value-type="float">
            <text:p>37.876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21979354839" calcext:value-type="float">
            <text:p>38.01219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24407741935" calcext:value-type="float">
            <text:p>38.06244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99557142857" calcext:value-type="float">
            <text:p>38.28995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62825" calcext:value-type="float">
            <text:p>38.5546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466575" calcext:value-type="float">
            <text:p>38.8546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05408" calcext:value-type="float">
            <text:p>39.2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15" calcext:value-type="float">
            <text:p>38.91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2512" calcext:value-type="float">
            <text:p>38.86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77723870968" calcext:value-type="float">
            <text:p>38.68777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34865" calcext:value-type="float">
            <text:p>38.5634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01392" calcext:value-type="float">
            <text:p>38.35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065925" calcext:value-type="float">
            <text:p>38.0406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76176" calcext:value-type="float">
            <text:p>38.03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553325" calcext:value-type="float">
            <text:p>38.17553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07768275862" calcext:value-type="float">
            <text:p>38.350776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86980645161" calcext:value-type="float">
            <text:p>38.498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68472258064" calcext:value-type="float">
            <text:p>38.536847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2514" calcext:value-type="float">
            <text:p>38.40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5255" calcext:value-type="float">
            <text:p>38.235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6536" calcext:value-type="float">
            <text:p>37.94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997625" calcext:value-type="float">
            <text:p>37.90997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12836129032" calcext:value-type="float">
            <text:p>38.341283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91778064516" calcext:value-type="float">
            <text:p>38.69917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0791483871" calcext:value-type="float">
            <text:p>38.68079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4544" calcext:value-type="float">
            <text:p>38.86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927025" calcext:value-type="float">
            <text:p>39.11927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17682857143" calcext:value-type="float">
            <text:p>39.51176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828375" calcext:value-type="float">
            <text:p>39.6082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81641290323" calcext:value-type="float">
            <text:p>39.7081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31029677419" calcext:value-type="float">
            <text:p>39.99310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74526451613" calcext:value-type="float">
            <text:p>39.7674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79847741935" calcext:value-type="float">
            <text:p>39.74798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338825" calcext:value-type="float">
            <text:p>40.0633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190601290323" calcext:value-type="float">
            <text:p>40.01906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96905806452" calcext:value-type="float">
            <text:p>39.9996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9065806452" calcext:value-type="float">
            <text:p>40.2039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13969032258" calcext:value-type="float">
            <text:p>39.9113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43292903226" calcext:value-type="float">
            <text:p>39.8743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77456" calcext:value-type="float">
            <text:p>40.07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49940645161" calcext:value-type="float">
            <text:p>40.10499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394069677419" calcext:value-type="float">
            <text:p>40.1394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4250322581" calcext:value-type="float">
            <text:p>40.0504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5404" calcext:value-type="float">
            <text:p>39.93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269775" calcext:value-type="float">
            <text:p>39.8726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55669677419" calcext:value-type="float">
            <text:p>39.8955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041329032258" calcext:value-type="float">
            <text:p>39.704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38098064516" calcext:value-type="float">
            <text:p>39.1838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61641290323" calcext:value-type="float">
            <text:p>38.9461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5296516129" calcext:value-type="float">
            <text:p>38.9852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23862857143" calcext:value-type="float">
            <text:p>39.12238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59565" calcext:value-type="float">
            <text:p>39.275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94717419355" calcext:value-type="float">
            <text:p>39.37947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95876129032" calcext:value-type="float">
            <text:p>39.2495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2980645161" calcext:value-type="float">
            <text:p>39.108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3816774194" calcext:value-type="float">
            <text:p>38.89238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67135483871" calcext:value-type="float">
            <text:p>38.966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6735" calcext:value-type="float">
            <text:p>38.9166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19496" calcext:value-type="float">
            <text:p>38.66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03875" calcext:value-type="float">
            <text:p>38.41003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74898064516" calcext:value-type="float">
            <text:p>38.1474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35569032258" calcext:value-type="float">
            <text:p>38.1435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4548965517" calcext:value-type="float">
            <text:p>38.389454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05192258065" calcext:value-type="float">
            <text:p>38.96051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4503225806" calcext:value-type="float">
            <text:p>39.3924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62149677419" calcext:value-type="float">
            <text:p>39.7462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51796129032" calcext:value-type="float">
            <text:p>39.7951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3144" calcext:value-type="float">
            <text:p>39.6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717042580645" calcext:value-type="float">
            <text:p>39.3717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6812903226" calcext:value-type="float">
            <text:p>39.261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60992" calcext:value-type="float">
            <text:p>39.0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650925" calcext:value-type="float">
            <text:p>39.1265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78768" calcext:value-type="float">
            <text:p>39.2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71292903226" calcext:value-type="float">
            <text:p>39.41712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34654285714" calcext:value-type="float">
            <text:p>39.48346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179925" calcext:value-type="float">
            <text:p>39.54179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50407741935" calcext:value-type="float">
            <text:p>39.81504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78108387097" calcext:value-type="float">
            <text:p>40.02781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37563870968" calcext:value-type="float">
            <text:p>40.08375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31548387097" calcext:value-type="float">
            <text:p>40.113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084525" calcext:value-type="float">
            <text:p>40.2908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820789677419" calcext:value-type="float">
            <text:p>40.18207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81935" calcext:value-type="float">
            <text:p>39.648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28898064516" calcext:value-type="float">
            <text:p>39.44288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932525" calcext:value-type="float">
            <text:p>39.55932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344637241379" calcext:value-type="float">
            <text:p>39.73446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66155" calcext:value-type="float">
            <text:p>39.9766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28147692308" calcext:value-type="float">
            <text:p>40.222814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7984" calcext:value-type="float">
            <text:p>40.2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924" calcext:value-type="float">
            <text:p>39.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1352" calcext:value-type="float">
            <text:p>39.0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83208" calcext:value-type="float">
            <text:p>39.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9408" calcext:value-type="float">
            <text:p>39.4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4336" calcext:value-type="float">
            <text:p>39.2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2352" calcext:value-type="float">
            <text:p>39.3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95066666667" calcext:value-type="float">
            <text:p>38.8095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7696" calcext:value-type="float">
            <text:p>38.6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19725" calcext:value-type="float">
            <text:p>38.5351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8146206897" calcext:value-type="float">
            <text:p>38.810814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67725" calcext:value-type="float">
            <text:p>38.9467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36712258065" calcext:value-type="float">
            <text:p>39.03367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9819354839" calcext:value-type="float">
            <text:p>38.950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1174193548" calcext:value-type="float">
            <text:p>38.8551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9246451613" calcext:value-type="float">
            <text:p>38.5909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84144516129" calcext:value-type="float">
            <text:p>38.6384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361175" calcext:value-type="float">
            <text:p>38.80361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49208" calcext:value-type="float">
            <text:p>38.96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973" calcext:value-type="float">
            <text:p>39.026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811256" calcext:value-type="float">
            <text:p>39.1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820725" calcext:value-type="float">
            <text:p>39.7582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86468571429" calcext:value-type="float">
            <text:p>40.11864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562695" calcext:value-type="float">
            <text:p>40.2562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6248516129" calcext:value-type="float">
            <text:p>40.5062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38250322581" calcext:value-type="float">
            <text:p>40.58382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69829677419" calcext:value-type="float">
            <text:p>40.55698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797938064516" calcext:value-type="float">
            <text:p>40.579793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612049032258" calcext:value-type="float">
            <text:p>40.6612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047677419355" calcext:value-type="float">
            <text:p>40.604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11304" calcext:value-type="float">
            <text:p>40.59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999425" calcext:value-type="float">
            <text:p>40.3399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99048" calcext:value-type="float">
            <text:p>39.97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03857" calcext:value-type="float">
            <text:p>40.003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97736" calcext:value-type="float">
            <text:p>39.7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917475" calcext:value-type="float">
            <text:p>39.87917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76025806452" calcext:value-type="float">
            <text:p>40.057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62119483871" calcext:value-type="float">
            <text:p>40.1621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700090322581" calcext:value-type="float">
            <text:p>39.770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15881290323" calcext:value-type="float">
            <text:p>39.6715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89450322581" calcext:value-type="float">
            <text:p>39.63894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056975" calcext:value-type="float">
            <text:p>39.61056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83780645161" calcext:value-type="float">
            <text:p>39.748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43646451613" calcext:value-type="float">
            <text:p>39.44436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82864516129" calcext:value-type="float">
            <text:p>39.138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764296774194" calcext:value-type="float">
            <text:p>39.276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46772413793" calcext:value-type="float">
            <text:p>39.52467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37163870968" calcext:value-type="float">
            <text:p>39.7637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9545806452" calcext:value-type="float">
            <text:p>39.82595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757392" calcext:value-type="float">
            <text:p>39.9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38784516129" calcext:value-type="float">
            <text:p>39.6838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4612" calcext:value-type="float">
            <text:p>39.69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74121290322" calcext:value-type="float">
            <text:p>39.78741212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99855483871" calcext:value-type="float">
            <text:p>39.9999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50912" calcext:value-type="float">
            <text:p>40.1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176149677419" calcext:value-type="float">
            <text:p>39.5176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09584" calcext:value-type="float">
            <text:p>38.960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4816516129" calcext:value-type="float">
            <text:p>38.95481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22968" calcext:value-type="float">
            <text:p>39.05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84425806452" calcext:value-type="float">
            <text:p>39.158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981589677419" calcext:value-type="float">
            <text:p>39.298158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23296" calcext:value-type="float">
            <text:p>39.16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76967741936" calcext:value-type="float">
            <text:p>38.9676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5708" calcext:value-type="float">
            <text:p>39.06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8296774193" calcext:value-type="float">
            <text:p>39.0478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0793" calcext:value-type="float">
            <text:p>39.110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35536" calcext:value-type="float">
            <text:p>39.30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1245" calcext:value-type="float">
            <text:p>38.7151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3536" calcext:value-type="float">
            <text:p>38.46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00748387097" calcext:value-type="float">
            <text:p>38.330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42300689655" calcext:value-type="float">
            <text:p>38.364230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09883870968" calcext:value-type="float">
            <text:p>38.510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09478709677" calcext:value-type="float">
            <text:p>38.53094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71192" calcext:value-type="float">
            <text:p>38.31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48929032258" calcext:value-type="float">
            <text:p>38.164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3584" calcext:value-type="float">
            <text:p>38.0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35628387097" calcext:value-type="float">
            <text:p>38.04356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70085" calcext:value-type="float">
            <text:p>37.7870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71904" calcext:value-type="float">
            <text:p>37.00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878970322581" calcext:value-type="float">
            <text:p>36.5878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92944" calcext:value-type="float">
            <text:p>36.56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57336774194" calcext:value-type="float">
            <text:p>36.75573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6822" calcext:value-type="float">
            <text:p>37.056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69075" calcext:value-type="float">
            <text:p>37.53069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6703483871" calcext:value-type="float">
            <text:p>37.97670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37792" calcext:value-type="float">
            <text:p>38.26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99456" calcext:value-type="float">
            <text:p>38.62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388625" calcext:value-type="float">
            <text:p>38.7138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0993548387" calcext:value-type="float">
            <text:p>38.944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5608" calcext:value-type="float">
            <text:p>39.0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9455483871" calcext:value-type="float">
            <text:p>38.659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3909677419" calcext:value-type="float">
            <text:p>38.4873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81489032258" calcext:value-type="float">
            <text:p>38.3081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02317241379" calcext:value-type="float">
            <text:p>38.6402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09300645161" calcext:value-type="float">
            <text:p>38.8309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55801290323" calcext:value-type="float">
            <text:p>38.8455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2864" calcext:value-type="float">
            <text:p>38.7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4548" calcext:value-type="float">
            <text:p>38.6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52848" calcext:value-type="float">
            <text:p>38.57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ALL-0373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89248" calcext:value-type="float">
            <text:p>38.4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880" meta:object-count="0"/>
    <meta:user-defined meta:name="AppVersion">3.0</meta:user-defined>
  </office:meta>
</office:document-meta>
</file>